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4pt" officeooo:paragraph-rsid="001ca362" style:font-size-asian="12.25pt" style:font-size-complex="14pt"/>
    </style:style>
    <style:style style:name="P3" style:family="paragraph" style:parent-style-name="Standard">
      <style:paragraph-properties fo:margin-top="0cm" fo:margin-bottom="0.499cm" loext:contextual-spacing="false" fo:text-align="center" style:justify-single-word="false"/>
      <style:text-properties fo:font-size="14pt" officeooo:rsid="001e41f8" officeooo:paragraph-rsid="001e41f8" style:font-size-asian="12.25pt" style:font-size-complex="14pt"/>
    </style:style>
    <style:style style:name="P4" style:family="paragraph" style:parent-style-name="Standard" style:list-style-name="L1">
      <style:paragraph-properties fo:text-align="justify" style:justify-single-word="false">
        <style:tab-stops>
          <style:tab-stop style:position="1.499cm"/>
        </style:tab-stops>
      </style:paragraph-properties>
      <style:text-properties fo:font-size="14pt" style:font-size-asian="12.25pt" style:font-size-complex="14pt"/>
    </style:style>
    <style:style style:name="T1" style:family="text">
      <style:text-properties officeooo:rsid="001ca362"/>
    </style:style>
    <style:style style:name="T2" style:family="text">
      <style:text-properties officeooo:rsid="00201c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229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О Бакалавры</text:p>
      <text:p text:style-name="P3">Практическая работа № <text:span text:style-name="T2">2</text:span></text:p>
      <text:p text:style-name="P3">“Проектирование приложений баз данных”</text:p>
      <text:p text:style-name="P2"><text:tab/>Спроектировать систему экранных форм для приложения по ведению базы данных, разработанной в <text:span text:style-name="T1">практическ</text:span>ой работе № 1. К экранным формам предъявляются следующие требования:</text:p>
      <text:list xml:id="list3388674685712956622" text:style-name="L1">
        <text:list-item>
          <text:p text:style-name="P4">Удобство работы пользователя</text:p>
        </text:list-item>
        <text:list-item>
          <text:p text:style-name="P4">Наличие хотя бы одной формы видя “master-detail”</text:p>
        </text:list-item>
        <text:list-item>
          <text:p text:style-name="P4">Все справочники должны иметь строку поиска (динамический фильтр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DejaVu Sans Light" style:font-family-complex="'DejaVu Sans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6T23:29:57</meta:creation-date>
    <meta:generator>LibreOffice/4.4.6.3$Linux_x86 LibreOffice_project/40m0$Build-3</meta:generator>
    <dc:date>2016-02-04T00:31:01.719888363</dc:date>
    <meta:editing-duration>PT29M41S</meta:editing-duration>
    <meta:editing-cycles>13</meta:editing-cycles>
    <meta:document-statistic meta:table-count="0" meta:image-count="0" meta:object-count="0" meta:page-count="1" meta:paragraph-count="7" meta:word-count="53" meta:character-count="390" meta:non-whitespace-character-count="346"/>
  </office:meta>
</office:document-meta>
</file>